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</office:font-face-decls>
  <office:automatic-styles>
    <style:style style:name="Tabela1" style:family="table">
      <style:table-properties style:width="15.06cm" table:align="left"/>
    </style:style>
    <style:style style:name="Tabela1.A" style:family="table-column">
      <style:table-column-properties style:column-width="5.717cm"/>
    </style:style>
    <style:style style:name="Tabela1.B" style:family="table-column">
      <style:table-column-properties style:column-width="6.114cm"/>
    </style:style>
    <style:style style:name="Tabela1.C" style:family="table-column">
      <style:table-column-properties style:column-width="3.23cm"/>
    </style:style>
    <style:style style:name="Tabela1.A1" style:family="table-cell">
      <style:table-cell-properties style:vertical-align="middle" fo:padding="0.049cm" fo:border="0.75pt solid #000000"/>
    </style:style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monospace"/>
    </style:style>
    <style:style style:name="P3" style:family="paragraph" style:parent-style-name="Preformatted_20_Text">
      <style:paragraph-properties fo:margin-top="0cm" fo:margin-bottom="0cm" style:contextual-spacing="false" fo:padding="0cm" fo:border="none"/>
      <style:text-properties style:font-name="monospace"/>
    </style:style>
    <style:style style:name="P4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letter-spacing="normal" fo:font-style="normal" fo:font-weight="normal"/>
    </style:style>
    <style:style style:name="P5" style:family="paragraph" style:parent-style-name="Preformatted_20_Text">
      <style:paragraph-properties fo:text-align="justify" style:justify-single-word="false" fo:orphans="2" fo:widows="2" fo:padding="0cm" fo:border="none"/>
      <style:text-properties fo:font-variant="normal" fo:text-transform="none" fo:color="#000000" loext:opacity="100%" style:font-name="monospace" fo:letter-spacing="normal" fo:font-style="normal" fo:font-weight="normal"/>
    </style:style>
    <style:style style:name="P6" style:family="paragraph" style:parent-style-name="Preformatted_20_Text">
      <style:paragraph-properties fo:margin-top="0cm" fo:margin-bottom="0.499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monospace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style:contextual-spacing="false" fo:text-align="justify" style:justify-single-word="false" fo:orphans="2" fo:widows="2" fo:padding="0cm" fo:border="none"/>
      <style:text-properties fo:font-variant="normal" fo:text-transform="none" fo:color="#000000" loext:opacity="100%" fo:letter-spacing="normal"/>
    </style:style>
    <style:style style:name="P8" style:family="paragraph" style:parent-style-name="Preformatted_20_Text">
      <style:paragraph-properties fo:text-align="justify" style:justify-single-word="false" fo:orphans="2" fo:widows="2" fo:padding="0cm" fo:border="none"/>
      <style:text-properties fo:font-variant="normal" fo:text-transform="none" fo:color="#000000" loext:opacity="100%" fo:letter-spacing="normal"/>
    </style:style>
    <style:style style:name="P9" style:family="paragraph" style:parent-style-name="Preformatted_20_Text">
      <style:paragraph-properties fo:margin-top="0cm" fo:margin-bottom="0cm" style:contextual-spacing="false" fo:padding="0cm" fo:border="non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.423cm" style:contextual-spacing="false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2pt" fo:letter-spacing="normal" fo:font-style="normal" fo:font-weight="normal" officeooo:paragraph-rsid="000b0b62"/>
    </style:style>
    <style:style style:name="T1" style:family="text">
      <style:text-properties fo:font-variant="normal" fo:text-transform="none" fo:color="#000000" loext:opacity="100%" style:font-name="Lato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000000" loext:opacity="100%" style:font-name="Lato" fo:font-size="12pt" fo:letter-spacing="normal" fo:font-style="normal" fo:font-weight="normal"/>
    </style:style>
    <style:style style:name="T3" style:family="text">
      <style:text-properties style:font-name="monospace"/>
    </style:style>
    <style:style style:name="T4" style:family="text">
      <style:text-properties style:font-name="monospace" fo:font-style="normal" fo:font-weight="normal"/>
    </style:style>
    <style:style style:name="T5" style:family="text">
      <style:text-properties officeooo:rsid="000b0b62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1">Exercício 1. </text:span></text:span><text:span text:style-name="T2">Seja o trecho de código abaixo:</text:span></text:p>
      <text:p text:style-name="P4">String nome = Teclado.leString("Digite seu nome:");</text:p>
      <text:p text:style-name="P5">char sexo = Teclado.leChar("Digite seu sexo:");</text:p>
      <text:p text:style-name="P5">if(sexo == 'F' &amp;&amp; sexo == 'f')</text:p>
      <text:p text:style-name="P8"><text:s text:c="5"/><text:span text:style-name="T4">System.out.println("Sexo feminino!");</text:span></text:p>
      <text:p text:style-name="P5">else if(sexo == 'M' &amp;&amp; sexo == 'm')</text:p>
      <text:p text:style-name="P8"><text:s text:c="5"/><text:span text:style-name="T4">System.out.println("Sexo masculino!");</text:span></text:p>
      <text:p text:style-name="P5">else</text:p>
      <text:p text:style-name="P7"><text:s text:c="5"/><text:span text:style-name="T4">System.out.println("Sexo inválido!");</text:span></text:p>
      <text:p text:style-name="P12"/>
      <text:p text:style-name="P14">O que será impresso na tela se:</text:p>
      <text:list xml:id="list3453387452" text:style-name="L1">
        <text:list-item>
          <text:p text:style-name="P15">o valor do sexo digitado pelo usuário for 'F'? <text:span text:style-name="T5">Sexo feminino</text:span></text:p>
        </text:list-item>
        <text:list-item>
          <text:p text:style-name="P15">o valor do sexo digitado pelo usuário for 'f'? <text:span text:style-name="T5">Sexo feminio</text:span></text:p>
        </text:list-item>
        <text:list-item>
          <text:p text:style-name="P15">o valor do sexo digitado pelo usuário for 'M'? <text:span text:style-name="T5">Sexo Masculino</text:span></text:p>
        </text:list-item>
        <text:list-item>
          <text:p text:style-name="P15">o valor do sexo digitado pelo usuário for 'm'? <text:span text:style-name="T5">Sexo masculino</text:span></text:p>
        </text:list-item>
        <text:list-item>
          <text:p text:style-name="P16">o valor do sexo digitado pelo usuário for 'K'? <text:span text:style-name="T5">Sexo inválido</text:span></text:p>
        </text:list-item>
      </text:list>
      <text:p text:style-name="P12"/>
      <text:p text:style-name="P13"><text:span text:style-name="Strong_20_Emphasis"><text:span text:style-name="T1">Exercício 2.</text:span></text:span><text:span text:style-name="T2"> Transforme cada trecho de código abaixo em um laço for correspondente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428702419024">
          <table:table-cell table:style-name="Tabela1.A1" office:value-type="string">
            <text:p text:style-name="P11">a)</text:p>
          </table:table-cell>
          <table:table-cell table:style-name="Tabela1.A1" office:value-type="string">
            <text:p text:style-name="P10">b)</text:p>
          </table:table-cell>
          <table:table-cell table:style-name="Tabela1.A1" office:value-type="string">
            <text:p text:style-name="P10">c)</text:p>
          </table:table-cell>
        </table:table-row>
        <table:table-row table:style-name="TableLine2428702419024">
          <table:table-cell table:style-name="Tabela1.A1" office:value-type="string">
            <text:p text:style-name="P2">int x = 10;</text:p>
            <text:p text:style-name="P3">while(x &lt; 100){</text:p>
            <text:p text:style-name="P9">    <text:span text:style-name="T3">System.out.println(x);</text:span></text:p>
            <text:p text:style-name="P9">    <text:span text:style-name="T3">x++;</text:span></text:p>
            <text:p text:style-name="P2">}</text:p>
          </table:table-cell>
          <table:table-cell table:style-name="Tabela1.A1" office:value-type="string">
            <text:p text:style-name="P2">int y = 100;</text:p>
            <text:p text:style-name="P3">while(y &gt;= 0)</text:p>
            <text:p text:style-name="P1">    <text:span text:style-name="T3">System.out.println(y--);</text:span></text:p>
          </table:table-cell>
          <table:table-cell table:style-name="Tabela1.A1" office:value-type="string">
            <text:p text:style-name="P2">int z = 50;</text:p>
            <text:p text:style-name="P3">while(z != 10)</text:p>
            <text:p text:style-name="P9">    <text:span text:style-name="T3">if(z &gt; 10)</text:span></text:p>
            <text:p text:style-name="P9">        <text:span text:style-name="T3">z--;</text:span></text:p>
            <text:p text:style-name="P9">    <text:span text:style-name="T3">else</text:span></text:p>
            <text:p text:style-name="P9">        <text:span text:style-name="T3">z++;</text:span></text:p>
          </table:table-cell>
        </table:table-row>
      </table:table>
      <text:p text:style-name="P12"/>
      <text:p text:style-name="P13"><text:span text:style-name="Strong_20_Emphasis"><text:span text:style-name="T1">Exercício 3.</text:span></text:span><text:span text:style-name="T2"> Pesquise sobre o comando do/while. Depois disso, diferencie os comandos while, for e do/while, descrevendo o funcionamento de cada um deles. Dê (no mínimo) um exemplo de cada.</text:span></text:p>
      <text:p text:style-name="P12"/>
      <text:p text:style-name="P13"><text:span text:style-name="Strong_20_Emphasis"><text:span text:style-name="T1">Exercício 4.</text:span></text:span><text:span text:style-name="T2"> O que faz a instrução break? Dê (no mínimo) um exemplo de utilização.</text:span></text:p>
      <text:p text:style-name="P12"/>
      <text:p text:style-name="P13"><text:span text:style-name="Strong_20_Emphasis"><text:span text:style-name="T1">Exercício 5.</text:span></text:span><text:span text:style-name="T2"> Suponha a existência da classe Carro, que possui um atributo marca. Complete o trecho de código abaixo para imprimir a marca do carro, sabendo que ele possui os métodos de acesso para todos os atributos.</text:span></text:p>
      <text:p text:style-name="P4">Carro c = new Carro("Fiat");</text:p>
      <text:p text:style-name="P6">______________________________</text:p>
      <text:p text:style-name="P12"/>
      <text:p text:style-name="P13"><text:span text:style-name="Strong_20_Emphasis"><text:span text:style-name="T1">Exercício 6.</text:span></text:span><text:span text:style-name="T2"> Sabendo que uma classe chamada Pessoa possui um atributo idade e métodos de acesso, complete o código abaixo para que uma das mensagens a seguir </text:span><text:soft-page-break/><text:span text:style-name="T2">sejam impressas na tela: "Menor de idade" (caso tenha menos que 18 anos) ou "Maior de idade" (caso tenha 18 anos ou mais).</text:span></text:p>
      <text:p text:style-name="P4">Pessoa p = new Pessoa(Teclado.leInt("Informe a sua idade:"));</text:p>
      <text:p text:style-name="P6">_______________________________</text:p>
      <text:p text:style-name="P12"/>
      <text:p text:style-name="P13"><text:span text:style-name="Strong_20_Emphasis"><text:span text:style-name="T1">Exercício 7.</text:span></text:span><text:span text:style-name="T2"> Escreva um trecho de código que solicita que o usuário digite 1 valor inteiro positivo. O trecho de código deve solicitar que ele digite um novo valor sempre que digitar um valor 0 ou negativo.</text:span></text:p>
      <text:p text:style-name="P12"/>
      <text:p text:style-name="P13"><text:span text:style-name="Strong_20_Emphasis"><text:span text:style-name="T1">Exercício 8.</text:span></text:span><text:span text:style-name="T2"> Suponha a existência de uma classe chamada Cor e uma classe chamada Caneta. Crie uma classe Estojo, que possui uma cor (objeto do tipo Cor) e capacidade de armazenar 2 canetas (objetos do tipo Caneta). Inclua na sua classe um construtor de Estojo que receba a cor e as canetas por parâmetro, bem como os métodos de acesso dos atributos cor e caneta.</text:span></text:p>
      <text:p text:style-name="P12"/>
      <text:p text:style-name="P13"><text:span text:style-name="Strong_20_Emphasis"><text:span text:style-name="T1">Exercício 9. </text:span></text:span><text:span text:style-name="T2">Levando em consideração o contexto do exercício 8, sabendo que a classe Cor possui 3 atributos (r, g e b) que são recebidos por parâmetro no construtor e a classe Caneta possui uma marca (do tipo String) e uma cor (objeto do tipo Cor) que também são recebidos por parâmetro no construtor, como ficaria o método main para a criação de um objeto do tipo Estojo que recebe todas as informações necessárias via Teclado?</text:span></text:p>
      <text:p text:style-name="P12"/>
      <text:p text:style-name="P13"><text:span text:style-name="Strong_20_Emphasis"><text:span text:style-name="T1">Exercício 10.</text:span></text:span><text:span text:style-name="T2"> Os comandos for, if e while possuem a possibilidade de utilização ou não das chaves. Quando podemos utilizar estes comandos sem as chaves e quando devemos utilizá-los com as chaves?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7T22:08:54.239000000</meta:creation-date>
    <meta:generator>LibreOffice/7.3.1.3$Windows_X86_64 LibreOffice_project/a69ca51ded25f3eefd52d7bf9a5fad8c90b87951</meta:generator>
    <dc:date>2023-04-27T22:21:44.207000000</dc:date>
    <meta:editing-duration>PT1M34S</meta:editing-duration>
    <meta:editing-cycles>1</meta:editing-cycles>
    <meta:document-statistic meta:table-count="1" meta:image-count="0" meta:object-count="0" meta:page-count="2" meta:paragraph-count="45" meta:word-count="515" meta:character-count="3061" meta:non-whitespace-character-count="2547"/>
  </office:meta>
</office:document-meta>
</file>